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P1" style:family="paragraph">
      <style:text-properties style:font-size-asian="20pt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ff3333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ff3333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pack 入門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MDとCommonJSに対応したmodule bundler</text:p>
              </text:list-item>
              <text:list-item>
                <text:p>特徴</text:p>
                <text:list>
                  <text:list-item>
                    <text:p>plugins</text:p>
                  </text:list-item>
                  <text:list-item>
                    <text:p>code splitting</text:p>
                    <text:list>
                      <text:list-item>
                        <text:p>コードベースをchunkに分割してくれる</text:p>
                      </text:list-item>
                      <text:list-item>
                        <text:p>chunkは必要なときに読み込まれる</text:p>
                      </text:list-item>
                    </text:list>
                  </text:list-item>
                  <text:list-item>
                    <text:p>development tools</text:p>
                    <text:list>
                      <text:list-item>
                        <text:p>sourcemap</text:p>
                      </text:list-item>
                      <text:list-item>
                        <text:p>automatic reload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公式ドキュメント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://webpack.github.io/docs/tutorials/getting-started/</text:p>
                <text:list>
                  <text:list-item>
                    <text:p>これだけなら３０分ぐらい</text:p>
                  </text:list-item>
                </text:list>
              </text:list-item>
              <text:list-item>
                <text:p>entry ポイントの設定</text:p>
                <text:list>
                  <text:list-item>
                    <text:p>main()に相当するもの</text:p>
                  </text:list-item>
                </text:list>
              </text:list-item>
              <text:list-item>
                <text:p>loaderによる読み込み</text:p>
                <text:list>
                  <text:list-item>
                    <text:p>! がパイプ</text:p>
                  </text:list-item>
                </text:list>
              </text:list-item>
              <text:list-item>
                <text:p>webpack.config.js</text:p>
                <text:list>
                  <text:list-item>
                    <text:p>設定ファイルの記述</text:p>
                  </text:list-item>
                </text:list>
              </text:list-item>
              <text:list-item>
                <text:p>development server</text:p>
                <text:list>
                  <text:list-item>
                    <text:p>browser-sync, liver-reloadのようなもの</text:p>
                  </text:list-item>
                  <text:list-item>
                    <text:p>chunkに分割して更新してくれ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vtool</text:p>
                <text:list>
                  <text:list-item>
                    <text:p>sourcemap</text:p>
                    <text:list>
                      <text:list-item>
                        <text:p>eval</text:p>
                      </text:list-item>
                      <text:list-item>
                        <text:p>source-map</text:p>
                      </text:list-item>
                      <text:list-item>
                        <text:p>inline-sourcemap</text:p>
                      </text:list-item>
                      <text:list-item>
                        <text:p>hidden-source-map</text:p>
                      </text:list-item>
                      <text:list-item>
                        <text:p>eval-source-map</text:p>
                      </text:list-item>
                    </text:list>
                  </text:list-item>
                  <text:list-item>
                    <text:p>prefix</text:p>
                    <text:list>
                      <text:list-item>
                        <text:p>@, #, #@</text:p>
                      </text:list-item>
                      <text:list-item>
                        <text:p>will enforce a pragma sty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ad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pplicationのリソースファイル上で適応される変換</text:p>
              </text:list-item>
              <text:list-item>
                <text:p>Usage</text:p>
                <text:list>
                  <text:list-header>
                    <text:p>require(“./loader!./dir/file.txt”);</text:p>
                  </text:list-header>
                </text:list>
              </text:list-item>
              <text:list-item>
                <text:p>Configuration</text:p>
                <text:list>
                  <text:list-header>
                    <text:p>{</text:p>
                    <text:list>
                      <text:list-header>
                        <text:p>module: {</text:p>
                        <text:list>
                          <text:list-header>
                            <text:p>loaders: [</text:p>
                            <text:list>
                              <text:list-header>
                                <text:p>{ test: /\.jade$/, loader: “jade” },</text:p>
                              </text:list-header>
                            </text:list>
                            <text:p>]</text:p>
                          </text:list-header>
                        </text:list>
                        <text:p>}</text:p>
                      </text:list-header>
                    </text:list>
                    <text:p>}</text:p>
                  </text:list-header>
                </text:list>
              </text:list-item>
              <text:list-item>
                <text:p>CLI</text:p>
                <text:list>
                  <text:list-header>
                    <text:p>wepback --module-bind jade --module-bind 'css=style!css'</text:p>
                  </text:list-header>
                </text:list>
              </text:list-item>
            </text:list>
          </draw:text-box>
        </draw:frame>
        <draw:frame draw:style-name="gr2" draw:layer="layout" svg:width="14.028cm" svg:height="0.962cm" svg:x="13.572cm" svg:y="19.638cm">
          <draw:text-box>
            <text:p>http://webpack.github.io/docs/using-loaders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ad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Query parameters</text:p>
                <text:list>
                  <text:list-header>
                    <text:p>url-loader?mimetype=image/png</text:p>
                  </text:list-header>
                </text:list>
              </text:list-item>
              <text:list-item>
                <text:p>require(“url-loader?mimetype=image/png!./file.png”);</text:p>
              </text:list-item>
              <text:list-item>
                <text:p>Configuration</text:p>
                <text:list>
                  <text:list-header>
                    <text:p>{ test: /\.png$, loader: “url-loader?mimetype=image/png” }</text:p>
                    <text:p>{</text:p>
                    <text:list>
                      <text:list-header>
                        <text:p>test: /\.png$/,</text:p>
                        <text:p>loader: 'url-loader',</text:p>
                        <text:p>query: { mimetype: “image/png”}</text:p>
                      </text:list-header>
                    </text:list>
                    <text:p>},</text:p>
                  </text:list-header>
                </text:list>
              </text:list-item>
              <text:list-item>
                <text:p>CLI</text:p>
                <text:list>
                  <text:list-header>
                    <text:p>webpack --module-bind “png=url-loader?mimetype=image/png”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pack dev server</text:p>
          </draw:text-box>
        </draw:frame>
        <draw:frame presentation:style-name="pr4" draw:layer="layout" svg:width="25.199cm" svg:height="12.179cm" svg:x="1.5cm" svg:y="4.914cm" presentation:class="outline" presentation:user-transformed="true">
          <draw:text-box>
            <text:list text:style-name="L2">
              <text:list-item>
                <text:p>live-reload, browser-syncのようにauto refleshしてくれるexpress製のserver</text:p>
              </text:list-item>
              <text:list-item>
                <text:p>Content Base</text:p>
                <text:list>
                  <text:list-item>
                    <text:p>$ webpack-dev-server --content-base build/</text:p>
                  </text:list-item>
                </text:list>
              </text:list-item>
              <text:list-item>
                <text:p>Auto Refresh</text:p>
                <text:list>
                  <text:list-item>
                    <text:p>iframe mode</text:p>
                    <text:list>
                      <text:list-item>
                        <text:p><text:span text:style-name="T1">iframe</text:span><text:span text:style-name="T1">内に組み込まれるページで、再読み込みによって変更される</text:span></text:p>
                      </text:list-item>
                    </text:list>
                  </text:list-item>
                  <text:list-item>
                    <text:p>inline mode</text:p>
                    <text:list>
                      <text:list-item>
                        <text:p>bundleに向けて加えられたentryポイントでページの変化によってリフレッシュされる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webpack dev 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line momde</text:p>
                <text:list>
                  <text:list-item>
                    <text:p>--inline on the command line</text:p>
                  </text:list-item>
                </text:list>
              </text:list-item>
              <text:list-item>
                <text:p>inline mode with node.js API</text:p>
                <text:list>
                  <text:list-item>
                    <text:p>よく分からないので省略</text:p>
                  </text:list-item>
                </text:list>
              </text:list-item>
              <text:list-item>
                <text:p>Hot Module Replacement</text:p>
                <text:list>
                  <text:list-item>
                    <text:p>HMR ホモォ…┌（┌ ＾o＾）┐</text:p>
                  </text:list-item>
                  <text:list-item>
                    <text:p>--hot on the command line</text:p>
                    <text:list>
                      <text:list-item>
                        <text:p>HotModuleReplacementPluginがwebpack.config.jsに追加</text:p>
                      </text:list-item>
                    </text:list>
                  </text:list-item>
                  <text:list-item>
                    <text:p>Hot Module Replacement with inline mode on CLI</text:p>
                    <text:list>
                      <text:list-item>
                        <text:p>--inline --hot</text:p>
                      </text:list-item>
                      <text:list-item>
                        <text:p>webpack/hot/dev-serverがentryポイントに追加される</text:p>
                      </text:list-item>
                      <text:list-item>
                        <text:p>[HMR] webpack/hot/dev-serverからのメッセージ</text:p>
                      </text:list-item>
                      <text:list-item>
                        <text:p>[WDS] webpack-dev-server clientからのメッセージ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5.894cm" svg:height="0.962cm" svg:x="11.506cm" svg:y="19.6cm">
          <draw:text-box>
            <text:p>http://webpack.github.io/docs/webpack-dev-server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webpack dev serv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bpack-dev-server --inline --hotは次と等価（経験的に）</text:p>
                <text:list>
                  <text:list-header>
                    <text:p>entry: {</text:p>
                    <text:p><text:s text:c="4"/>app: ["<text:span text:style-name="T2">webpack/hot/dev-server</text:span>","./main.js"]</text:p>
                    <text:p>},</text:p>
                    <text:p>output: {</text:p>
                    <text:p><text:s text:c="4"/>path: __dirname,</text:p>
                    <text:p><text:s text:c="4"/>filename: "bundle.js"</text:p>
                    <text:p>},</text:p>
                    <text:p>plugins: [</text:p>
                    <text:p><text:s text:c="4"/><text:span text:style-name="T2">new webpack.HotModuleReplacementPlugin()</text:span>,</text:p>
                    <text:p><text:s/>]</text:p>
                  </text:list-header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webpack dev 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bpack.config.jsに以下を書けば動く</text:p>
              </text:list-item>
              <text:list-item>
                <text:p>module.exports = {</text:p>
                <text:list>
                  <text:list-header>
                    <text:p>devServer: {</text:p>
                    <text:list>
                      <text:list-header>
                        <text:p>hot: true</text:p>
                      </text:list-header>
                    </text:list>
                    <text:p>}</text:p>
                  </text:list-header>
                </text:list>
                <text:p>}</text:p>
              </text:list-item>
              <text:list-item>
                <text:p>CLIのオプションが記述されている</text:p>
                <text:list>
                  <text:list-item>
                    <text:p>kebab case は camel case に</text:p>
                  </text:list-item>
                  <text:list-item>
                    <text:p>content-base =&gt; contentB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webpack dev 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rowserのconsoleの出力を見たかぎりでは</text:p>
              </text:list-item>
              <text:list-item>
                <text:p>[WDS]</text:p>
                <text:list>
                  <text:list-item>
                    <text:p>devServer: {} の propertyに対応</text:p>
                  </text:list-item>
                </text:list>
              </text:list-item>
              <text:list-item>
                <text:p>[HMR]</text:p>
                <text:list>
                  <text:list-item>
                    <text:p>plugins: [</text:p>
                    <text:list>
                      <text:list-header>
                        <text:p>new webpack.HotModuleReplacementPlugin()</text:p>
                      </text:list-header>
                    </text:list>
                    <text:p>]</text:p>
                    <text:p>に対応</text:p>
                  </text:list-item>
                </text:list>
              </text:list-item>
              <text:list-item>
                <text:p>devServer, pluginsのどちらも記述しないとauto refreshされない</text:p>
                <text:p><text:span text:style-name="T1">（単に私がマニュアルを理解しきれていない）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pack dev 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MR with node.js API</text:p>
                <text:list>
                  <text:list-item>
                    <text:p>使ったことがないので省略</text:p>
                  </text:list-item>
                </text:list>
              </text:list-item>
              <text:list-item>
                <text:p>historyApiFallback option</text:p>
                <text:list>
                  <text:list-item>
                    <text:p>恐らく重要。使ったことがないわからない</text:p>
                  </text:list-item>
                  <text:list-item>
                    <text:p>AngularJSのRoutingでは、これが原因でreloadされなかった</text:p>
                  </text:list-item>
                  <text:list-item>
                    <text:p>Angular2ではlite-serverを勧めている</text:p>
                    <text:list>
                      <text:list-item>
                        <text:p>routingのために、browser-syncを幾らかfixしたもの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pack dev 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orking with editors/IDEs supporting “safe write”</text:p>
              </text:list-item>
              <text:list-item>
                <text:p>VIM - set “:set backupcopy=yes” (see documentation)</text:p>
              </text:list-item>
              <text:list-item>
                <text:p>IntelliJ - Settings -&gt; System Settings -&gt; Synchronization -&gt; disable “safe write” (may differ in various IntelliJ IDEs, but you can still use the search feature)</text:p>
              </text:list-item>
              <text:list-item>
                <text:p>この設定を有効にしないと、保存してもブラウザに反映されない気がする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e Splitt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plit app and vendor code</text:p>
                <text:p><text:s text:c="2"/>entry: {</text:p>
                <text:p><text:s text:c="4"/>app: "./app.js",</text:p>
                <text:p><text:s text:c="4"/>vendor: ["jquery", "underscore", ...],</text:p>
                <text:p><text:s text:c="2"/>},</text:p>
                <text:p><text:s text:c="2"/>output: {</text:p>
                <text:p><text:s text:c="4"/>filename: "bundle.js"</text:p>
                <text:p><text:s text:c="2"/>},</text:p>
                <text:p><text:s text:c="2"/>plugins: [</text:p>
                <text:p><text:s text:c="4"/>new webpack.optimize.CommonsChunkPlugin(/* chunkName= */"vendor", /* filename= */"vendor.bundle.js")</text:p>
                <text:p><text:s text:c="2"/>]</text:p>
              </text:list-item>
              <text:list-item>
                <text:p>&lt;script src="vendor.bundle.js"&gt;&lt;/script&gt;</text:p>
              </text:list-item>
              <text:list-item>
                <text:p>&lt;script src="bundle.js"&gt;&lt;/script&gt;</text:p>
              </text:list-item>
            </text:list>
          </draw:text-box>
        </draw:frame>
        <draw:frame draw:style-name="gr2" draw:layer="layout" svg:width="14.277cm" svg:height="0.962cm" svg:x="7.2cm" svg:y="18cm">
          <draw:text-box>
            <text:p>https://webpack.github.io/docs/code-splitting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e Spliting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誤った</text:span><text:span text:style-name="T3">script tag</text:span><text:span text:style-name="T3">の順番</text:span></text:p>
                <text:list>
                  <text:list-header>
                    <text:p><text:span text:style-name="T3">&lt;script src="bundle.js"&gt;&lt;/script&gt;</text:span></text:p>
                    <text:p><text:span text:style-name="T3">&lt;script src="vendor.bundle.js"&gt;&lt;/script&gt;</text:span></text:p>
                  </text:list-header>
                </text:list>
              </text:list-item>
              <text:list-item>
                <text:p><text:span text:style-name="T3">ERROR in Reference Error: webpackJsonp is not defined</text:span></text:p>
                <text:list>
                  <text:list-item>
                    <text:p><text:span text:style-name="T3">CommonsChunkPlugin</text:span><text:span text:style-name="T3">を使ったときによく出る</text:span></text:p>
                  </text:list-item>
                  <text:list-item>
                    <text:p><text:span text:style-name="T3">webpackJsonp</text:span><text:span text:style-name="T3">の単位で</text:span><text:span text:style-name="T3">chunk</text:span><text:span text:style-name="T3">に分けている</text:span></text:p>
                  </text:list-item>
                </text:list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dex.htmlのreloa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aw-loaderを使う方法</text:p>
                <text:list>
                  <text:list-item>
                    <text:p>quick hackのようなやり方で推奨されてなかった（うろ覚え）</text:p>
                  </text:list-item>
                </text:list>
              </text:list-item>
              <text:list-item>
                <text:p>pluginを使う方法</text:p>
                <text:list>
                  <text:list-item>
                    <text:p>.htmlをreloadするためのpluginがあった（試してない）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Code Split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unning multiple entry points</text:p>
              </text:list-item>
              <text:list-item>
                <text:p>var webpack = require("webpack");</text:p>
              </text:list-item>
              <text:list-item>
                <text:p>module.exports = {</text:p>
              </text:list-item>
              <text:list-item>
                <text:p><text:s text:c="4"/>entry: { a: "./a", b: "./b" },</text:p>
              </text:list-item>
              <text:list-item>
                <text:p><text:s text:c="4"/>output: { filename: "[name].js" },</text:p>
              </text:list-item>
              <text:list-item>
                <text:p><text:s text:c="4"/>plugins: [ new webpack.optimize.CommonsChunkPlugin("init.js") ]</text:p>
              </text:list-item>
              <text:list-item>
                <text:p>}</text:p>
              </text:list-item>
              <text:list-item>
                <text:p>&lt;script src="init.js"&gt;&lt;/script&gt;</text:p>
              </text:list-item>
              <text:list-item>
                <text:p>&lt;script src="a.js"&gt;&lt;/script&gt;</text:p>
              </text:list-item>
              <text:list-item>
                <text:p>&lt;script src="b.js"&gt;&lt;/script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LIBRARY AND EXTERNA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braryを開発し、compileされたものやbundleされたものを配布したいとき</text:p>
              </text:list-item>
              <text:list-item>
                <text:p>ユーザには&lt;script&gt;tagかamd loader（require.js）を使うことを許可させたい</text:p>
              </text:list-item>
            </text:list>
          </draw:text-box>
        </draw:frame>
        <draw:frame draw:style-name="gr2" draw:layer="layout" svg:width="16.318cm" svg:height="0.962cm" svg:x="10.8cm" svg:y="18cm">
          <draw:text-box>
            <text:p>https://webpack.github.io/docs/library-and-externals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3T3"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&lt;script src=”jquery”&gt;としたいとき</text:p>
              </text:list-item>
              <text:list-item>
                <text:p>var jQuery = require("jquery");</text:p>
                <text:list>
                  <text:list-item>
                    <text:p>// これがcompile時にないとmoduleがないとエラー</text:p>
                  </text:list-item>
                  <text:list-item>
                    <text:p>// 書いたら書いたで、２重に定義される。</text:p>
                  </text:list-item>
                  <text:list-item>
                    <text:p>// externalsでそれを宣言</text:p>
                  </text:list-item>
                </text:list>
                <text:p>var math = require("math-library");</text:p>
                <text:p>function Foo() {}</text:p>
                <text:p>// ...</text:p>
                <text:p>module.exports = Foo;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LIBRARY AND EXTERNALS</text:p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{</text:p>
                <text:p><text:s text:c="4"/>output: {</text:p>
                <text:p><text:s text:c="8"/>// export itself to a global var</text:p>
                <text:p><text:s text:c="8"/>libraryTarget: "var",</text:p>
                <text:p><text:s text:c="8"/>// name of the global var: "Foo"</text:p>
                <text:p><text:s text:c="8"/>library: "Foo"</text:p>
                <text:p><text:s text:c="4"/>},</text:p>
                <text:p><text:s text:c="4"/>externals: {</text:p>
                <text:p><text:s text:c="8"/>// require("jquery") is external and available</text:p>
                <text:p><text:s text:c="8"/>// <text:s/>on the global var jQuery</text:p>
                <text:p><text:s text:c="8"/>"jquery": "jQuery"</text:p>
                <text:p><text:s text:c="4"/>}</text:p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SHIMMING MODU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bpackではparseできないfileがある</text:p>
                <text:list>
                  <text:list-item>
                    <text:p>module formatがサポートされていない</text:p>
                  </text:list-item>
                  <text:list-item>
                    <text:p>或いは、module formatさえ準備されていない</text:p>
                  </text:list-item>
                </text:list>
              </text:list-item>
              <text:list-item>
                <text:p>上記の理由から、module機構へ向けてコンバートするためのオプションを付けることができる</text:p>
              </text:list-item>
            </text:list>
          </draw:text-box>
        </draw:frame>
        <draw:frame draw:style-name="gr2" draw:layer="layout" svg:width="15.861cm" svg:height="0.962cm" svg:x="11.539cm" svg:y="19.438cm">
          <draw:text-box>
            <text:p>https://webpack.github.io/docs/shimming-modules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SHIMMING MODU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個人的に使ったことがあるもの</text:p>
              </text:list-item>
              <text:list-item>
                <text:p>webpack.ProvidePlugin (プラグイン)</text:p>
                <text:list>
                  <text:list-header>
                    <text:p><text:span text:style-name="T4">new webpack.ProvidePlugin({</text:span></text:p>
                    <text:p><text:span text:style-name="T4"><text:s/></text:span><text:span text:style-name="T4">$: "jquery",</text:span></text:p>
                  </text:list-header>
                </text:list>
                <text:p><text:span text:style-name="T4"><text:s text:c="4"/></text:span><text:span text:style-name="T4"><text:tab/></text:span><text:span text:style-name="T4"><text:tab/></text:span><text:span text:style-name="T4"><text:tab/></text:span><text:span text:style-name="T4"><text:tab/></text:span><text:span text:style-name="T4">jQuery: "jquery",</text:span></text:p>
                <text:p><text:span text:style-name="T4"><text:s text:c="4"/></text:span><text:span text:style-name="T4"><text:tab/></text:span><text:span text:style-name="T4">"window.jQuery": "jquery"</text:span></text:p>
                <text:list>
                  <text:list-header>
                    <text:p><text:span text:style-name="T4">})</text:span></text:p>
                  </text:list-header>
                </text:list>
              </text:list-item>
              <text:list-item>
                <text:p>module.noParse (webpack.config.js用のオプション)</text:p>
                <text:list>
                  <text:list-item>
                    <text:p>webpackにparseされないようにする</text:p>
                  </text:list-item>
                  <text:list-item>
                    <text:p>dependenciesとして使うことができない</text:p>
                  </text:list-item>
                  <text:list-item>
                    <text:p>事前にパッケージ化されたライブラリに対して有効だろう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eprocesso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files: [</text:span></text:p>
                <text:list>
                  <text:list-header>
                    <text:p><text:span text:style-name="T5">'test/**/*Spec.js'</text:span></text:p>
                  </text:list-header>
                </text:list>
                <text:p><text:span text:style-name="T5">],</text:span></text:p>
                <text:p><text:span text:style-name="T5">preprocessors: [</text:span></text:p>
                <text:list>
                  <text:list-header>
                    <text:p><text:span text:style-name="T5">'test/**/*Spec.js' : ['webpack', 'sourcemap']</text:span></text:p>
                  </text:list-header>
                </text:list>
                <text:p><text:span text:style-name="T5">]</text:span></text:p>
              </text:list-item>
              <text:list-item>
                <text:p><text:span text:style-name="T5">webpack</text:span><text:span text:style-name="T5">を介して</text:span><text:span text:style-name="T5">babel</text:span><text:span text:style-name="T5">で変換</text:span></text:p>
                <text:list>
                  <text:list-item>
                    <text:p><text:span text:style-name="T5">webpack: {</text:span></text:p>
                    <text:list>
                      <text:list-header>
                        <text:p><text:span text:style-name="T6">module: {</text:span></text:p>
                        <text:list>
                          <text:list-header>
                            <text:p><text:span text:style-name="T5">loaders: [</text:span></text:p>
                            <text:list>
                              <text:list-header>
                                <text:p><text:span text:style-name="T5">{ test: /\.js$/, loader: 'babel-loader', query: { presets: ['es2015', 'stage-0', 'react'] }</text:span></text:p>
                              </text:list-header>
                            </text:list>
                            <text:p><text:span text:style-name="T5">]</text:span></text:p>
                          </text:list-header>
                        </text:list>
                        <text:p><text:span text:style-name="T5">}</text:span></text:p>
                      </text:list-header>
                    </text:list>
                    <text:p><text:span text:style-name="T5">}</text:span></text:p>
                  </text:list-item>
                </text:list>
              </text:list-item>
              <text:list-item>
                <text:p><text:span text:style-name="T6">module</text:span><text:span text:style-name="T5">を書き忘れても</text:span><text:span text:style-name="T5">warning</text:span><text:span text:style-name="T5">を出してくれないので注意</text:span></text:p>
                <text:list>
                  <text:list-header>
                    <text:p><text:span text:style-name="T5"># 3,4</text:span><text:span text:style-name="T5">日ほど原因を探しまわる羽目になった気がする</text:span></text:p>
                    <text:p><text:span text:style-name="T5"># property</text:span><text:span text:style-name="T5">を間違えたときに、原因を探す方法があったら誰か教えてください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eprocesso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files: [</text:span></text:p>
                <text:list>
                  <text:list-header>
                    <text:p><text:span text:style-name="T5">'tests.webpack.js'</text:span></text:p>
                  </text:list-header>
                </text:list>
                <text:p><text:span text:style-name="T5">],</text:span></text:p>
                <text:p><text:span text:style-name="T5">preprocessors: [</text:span></text:p>
                <text:list>
                  <text:list-header>
                    <text:p><text:span text:style-name="T5">'tests.webpack.js' : ['webpack', 'sourcemap']</text:span></text:p>
                  </text:list-header>
                </text:list>
                <text:p><text:span text:style-name="T5">]</text:span></text:p>
              </text:list-item>
              <text:list-item>
                <text:p><text:span text:style-name="T5">var context = require.context('./test', true, /[sS]pec\.jsx?$/);</text:span></text:p>
                <text:p><text:span text:style-name="T5">context.keys().forEach(context);</text:span></text:p>
              </text:list-item>
              <text:list-item>
                <text:p><text:span text:style-name="T5">test case</text:span><text:span text:style-name="T5">を</text:span><text:span text:style-name="T5">1</text:span><text:span text:style-name="T5">つのファイルにまとめている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9T21:55:54.310355470</meta:creation-date>
    <dc:date>2016-06-11T21:02:32.259351529</dc:date>
    <meta:editing-duration>P1DT18H35M24S</meta:editing-duration>
    <meta:editing-cycles>129</meta:editing-cycles>
    <meta:generator>LibreOffice/4.2.8.2$Linux_X86_64 LibreOffice_project/420m0$Build-2</meta:generator>
    <meta:document-statistic meta:object-count="119"/>
  </office:meta>
</office:document-meta>
</file>